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108c" officeooo:paragraph-rsid="0003108c"/>
    </style:style>
    <style:style style:name="P2" style:family="paragraph" style:parent-style-name="Standard">
      <style:paragraph-properties fo:text-align="start" style:justify-single-word="false"/>
      <style:text-properties officeooo:rsid="0003108c" officeooo:paragraph-rsid="0003108c"/>
    </style:style>
    <style:style style:name="P3" style:family="paragraph" style:parent-style-name="Standard">
      <style:paragraph-properties fo:text-align="start" style:justify-single-word="false"/>
      <style:text-properties officeooo:rsid="00046e91" officeooo:paragraph-rsid="00046e91"/>
    </style:style>
    <style:style style:name="P4" style:family="paragraph" style:parent-style-name="Standard">
      <style:paragraph-properties fo:text-align="start" style:justify-single-word="false"/>
      <style:text-properties officeooo:rsid="0005cbe4" officeooo:paragraph-rsid="0005cb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ach mistakes</text:p>
      <text:p text:style-name="P2"/>
      <text:p text:style-name="P4">(08/11/17)</text:p>
      <text:p text:style-name="P2">Dsmash when someone’s threatening from above</text:p>
      <text:p text:style-name="P2">Rolling instead of wavedashing oos</text:p>
      <text:p text:style-name="P2">Not edgehogging properly with a backwards wavedash</text:p>
      <text:p text:style-name="P2">Using dsmash on platforms to bait too much</text:p>
      <text:p text:style-name="P2">Throwing too many dash attacks instead of grabs</text:p>
      <text:p text:style-name="P3">Not using enough autocanceled upair when combo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ＭＳ 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ＭＳ ゴシック" style:font-family-asian="'ＭＳ ゴシック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8T13:46:36.208000000</meta:creation-date>
    <dc:date>2018-05-06T13:08:54.513000000</dc:date>
    <meta:editing-duration>PT44M17S</meta:editing-duration>
    <meta:editing-cycles>2</meta:editing-cycles>
    <meta:generator>LibreOffice/5.4.2.2$Windows_X86_64 LibreOffice_project/22b09f6418e8c2d508a9eaf86b2399209b0990f4</meta:generator>
    <meta:document-statistic meta:table-count="0" meta:image-count="0" meta:object-count="0" meta:page-count="1" meta:paragraph-count="8" meta:word-count="44" meta:character-count="290" meta:non-whitespace-character-count="254"/>
  </office:meta>
</office:document-meta>
</file>